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e 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ble1data.csv</text:p>
          </table:table-cell>
        </table:table-row>
        <table:table-row table:style-name="ro1">
          <table:table-cell/>
          <table:table-cell office:value-type="string" calcext:value-type="string">
            <text:p>python table1_20220502.py -i </text:p>
          </table:table-cell>
          <table:table-cell table:formula="of:=CONCATENATE([.B5];[.C4])" office:value-type="string" office:string-value="python table1_20220502.py -i table1data.csv" calcext:value-type="string">
            <text:p>python table1_20220502.py -i table1data.csv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e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ble2data.csv</text:p>
          </table:table-cell>
        </table:table-row>
        <table:table-row table:style-name="ro1">
          <table:table-cell/>
          <table:table-cell office:value-type="string" calcext:value-type="string">
            <text:p>python table2_20220502.py -i </text:p>
          </table:table-cell>
          <table:table-cell table:formula="of:=CONCATENATE([.B10];[.C9])" office:value-type="string" office:string-value="python table2_20220502.py -i table2data.csv" calcext:value-type="string">
            <text:p>python table2_20220502.py -i table2data.csv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gure2data.csv</text:p>
          </table:table-cell>
        </table:table-row>
        <table:table-row table:style-name="ro1">
          <table:table-cell/>
          <table:table-cell office:value-type="string" calcext:value-type="string">
            <text:p>python figure2.py -i </text:p>
          </table:table-cell>
          <table:table-cell table:formula="of:=CONCATENATE([.B16];[.C15])" office:value-type="string" office:string-value="python figure2.py -i figure2data.csv" calcext:value-type="string">
            <text:p>python figure2.py -i figure2data.csv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gure3data.csv</text:p>
          </table:table-cell>
        </table:table-row>
        <table:table-row table:style-name="ro1">
          <table:table-cell/>
          <table:table-cell office:value-type="string" calcext:value-type="string">
            <text:p>python figure3.py -i </text:p>
          </table:table-cell>
          <table:table-cell table:formula="of:=CONCATENATE([.B22];[.C21])" office:value-type="string" office:string-value="python figure3.py -i figure3data.csv" calcext:value-type="string">
            <text:p>python figure3.py -i figure3data.csv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on figure4.p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nuine20210514b.py is estimate of genuine observed prob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ndomgenuine20210514b.py is estimate of randomized probability</text:p>
          </table:table-cell>
        </table:table-row>
        <table:table-row table:style-name="ro1">
          <table:table-cell/>
          <table:table-cell office:value-type="string" calcext:value-type="string">
            <text:p>Figure 5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on figure5_6.p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te: data of figure 4,5,and 6 were not disclosed because the data include personal infromati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8:27:20.244919702</meta:creation-date>
    <meta:generator>LibreOffice/7.3.2.2$Linux_X86_64 LibreOffice_project/30$Build-2</meta:generator>
    <dc:date>2022-05-02T19:56:47.942066815</dc:date>
    <meta:editing-duration>PT1H12M48S</meta:editing-duration>
    <meta:editing-cycles>4</meta:editing-cycles>
    <meta:document-statistic meta:table-count="1" meta:cell-count="23" meta:object-count="0"/>
  </office:meta>
</office:document-meta>
</file>